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gItemVisitor.setMaxLevel( final int 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mVisitor.setWalkProperties( final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mVisitor.setTraversalPredicate( final Predicate 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mVisitor.visit( Node nod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FilteringItemVisitor.setBreadthFirst( final boolean 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ingItemVisitor.visit( 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teringItemVisitor.setIncludePredicate( final Predicate 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